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woSum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0.2" table:style-name="ce1">
            <text:p>0.2</text:p>
          </table:table-cell>
          <table:table-cell table:number-columns-repeated="6"/>
          <table:table-cell table:style-name="ce1">
            <draw:frame draw:z-index="1" draw:id="id0" draw:style-name="a0" draw:name="Chart 1" svg:x="0.26042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TwoSumF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1E-4" table:style-name="ce1">
            <text:p>0.0001</text:p>
          </table:table-cell>
          <table:table-cell table:number-columns-repeated="4"/>
          <table:table-cell table:style-name="ce1">
            <draw:frame draw:z-index="1" draw:id="id1" draw:style-name="a1" draw:name="Chart 1" svg:x="0.65625in" svg:y="0.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>
            <draw:frame draw:z-index="2" draw:id="id2" draw:style-name="a2" draw:name="Chart 2" svg:x="0.64583in" svg:y="0.08333in" svg:width="5in" svg:height="3.135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59" table:style-name="ro1">
          <table:table-cell table:number-columns-repeated="16384"/>
        </table:table-row>
      </table:table>
      <table:table table:name="ThreeSum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0.2" table:style-name="ce1">
            <text:p>0.2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13.5" table:style-name="ce1">
            <text:p>13.5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85.7" table:style-name="ce1">
            <text:p>85.7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676.4" table:style-name="ce1">
            <text:p>676.4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5471.1" table:style-name="ce1">
            <text:p>5471.1</text:p>
          </table:table-cell>
          <table:table-cell table:number-columns-repeated="16381"/>
        </table:table-row>
        <table:table-row table:style-name="ro1">
          <table:table-cell table:number-columns-repeated="5"/>
          <table:table-cell table:style-name="ce1">
            <draw:frame draw:z-index="1" draw:id="id3" draw:style-name="a3" draw:name="Chart 1" svg:x="0.07292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ThreeSumF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0.3" table:style-name="ce1">
            <text:p>0.3</text:p>
          </table:table-cell>
          <table:table-cell/>
          <table:table-cell table:style-name="ce1">
            <draw:frame draw:z-index="1" draw:id="id4" draw:style-name="a4" draw:name="Chart 1" svg:x="0.17708in" svg:y="0.1354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3.7" table:style-name="ce1">
            <text:p>3.7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2" draw:id="id5" draw:style-name="a5" draw:name="Chart 2" svg:x="0.625in" svg:y="0.17708in" svg:width="5in" svg:height="3.1354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3" draw:id="id6" draw:style-name="a6" draw:name="Chart 3" svg:x="0.42708in" svg:y="0in" svg:width="5in" svg:height="3.1354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emplate</meta:initial-creator>
    <dc:creator>template</dc:creator>
    <meta:creation-date>2018-02-18T22:14:20Z</meta:creation-date>
    <dc:date>2018-02-18T23:52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woSum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woSum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woSum.$B$1" chart:values-cell-range-address="TwoSum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woSumFast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woSumFast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woSumFast.$B$1" chart:values-cell-range-address="TwoSumFa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5.75pt" svg:width="360.0pt" chart:style-name="Crt0">
        <chart:title chart:style-name="CT00">
          <text:p text:style-name="a0" text:class-names="" text:cond-style-name="">Runtimes for both TwoSum implementations given input length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log(T(n))</text:p>
            </chart:title>
            <chart:grid chart:class="major" chart:style-name="GMa1"/>
          </chart:axis>
          <chart:series chart:values-cell-range-address="TwoSumFast.$C$2:.$C$7" chart:class="chart:line" chart:attached-axis="primary-y" chart:style-name="G0S0">
            <chart:data-point chart:repeated="6"/>
          </chart:series>
          <chart:series chart:values-cell-range-address="TwoSum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hreeSum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hreeSum.$B$1" chart:values-cell-range-address="ThreeSum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hreeSumFast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hreeSumFast.$B$1" chart:values-cell-range-address="ThreeSumFa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5.75pt" svg:width="360.0pt" chart:style-name="Crt0">
        <chart:title chart:style-name="CT00">
          <text:p text:style-name="a0" text:class-names="" text:cond-style-name="">All runtimes given input length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log(T(n))</text:p>
            </chart:title>
            <chart:grid chart:class="major" chart:style-name="GMa1"/>
          </chart:axis>
          <chart:series chart:values-cell-range-address="ThreeSumFast.$C$2:.$C$7" chart:class="chart:line" chart:attached-axis="primary-y" chart:style-name="G0S0">
            <chart:data-point chart:repeated="6"/>
          </chart:series>
          <chart:series chart:values-cell-range-address="TwoSumFast.$C$2:.$C$7" chart:class="chart:line" chart:attached-axis="primary-y" chart:style-name="G0S1">
            <chart:data-point chart:repeated="6"/>
          </chart:series>
          <chart:series chart:values-cell-range-address="ThreeSum.$C$2:.$C$7" chart:class="chart:line" chart:attached-axis="primary-y" chart:style-name="G0S2">
            <chart:data-point chart:repeated="6"/>
          </chart:series>
          <chart:series chart:values-cell-range-address="TwoSum.$C$2:.$C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5.75pt" svg:width="360.0pt" chart:style-name="Crt0">
        <chart:title chart:style-name="CT00">
          <text:p text:style-name="a0" text:class-names="" text:cond-style-name="">Runtimes for both ThreeSum implementations given input length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log(T(n))</text:p>
            </chart:title>
            <chart:grid chart:class="major" chart:style-name="GMa1"/>
          </chart:axis>
          <chart:series chart:values-cell-range-address="ThreeSumFast.$C$2:.$C$7" chart:class="chart:line" chart:attached-axis="primary-y" chart:style-name="G0S0">
            <chart:data-point chart:repeated="6"/>
          </chart:series>
          <chart:series chart:values-cell-range-address="ThreeSum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